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10pt" style:font-size-asian="10pt" style:font-size-complex="10pt"/>
    </style:style>
    <style:style style:name="P2" style:family="paragraph" style:parent-style-name="Standard">
      <style:text-properties style:font-name="Malgun Gothic" fo:font-size="10pt" style:font-size-asian="10pt" style:language-asian="ja" style:country-asian="JP" style:font-size-complex="10pt"/>
    </style:style>
    <style:style style:name="P3" style:family="paragraph" style:parent-style-name="Standard" style:list-style-name="L1">
      <style:text-properties style:font-name="Malgun Gothic" fo:font-size="10pt" style:font-size-asian="10pt" style:font-size-complex="10pt"/>
    </style:style>
    <style:style style:name="P4" style:family="paragraph" style:parent-style-name="Standard" style:list-style-name="L2">
      <style:text-properties style:font-name="Malgun Gothic" fo:font-size="10pt" style:font-size-asian="10pt" style:font-size-complex="10pt"/>
    </style:style>
    <style:style style:name="P5" style:family="paragraph" style:parent-style-name="Standard" style:list-style-name="L2">
      <style:text-properties style:font-name="Malgun Gothic" fo:font-size="10pt" officeooo:paragraph-rsid="000ca6aa" style:font-size-asian="10pt" style:font-size-complex="10pt"/>
    </style:style>
    <style:style style:name="P6" style:family="paragraph" style:parent-style-name="Standard" style:list-style-name="L4">
      <style:text-properties style:font-name="Malgun Gothic" fo:font-size="10pt" style:font-size-asian="10pt" style:font-size-complex="10pt"/>
    </style:style>
    <style:style style:name="P7" style:family="paragraph" style:parent-style-name="Standard" style:list-style-name="L4">
      <style:text-properties style:font-name="Malgun Gothic" fo:font-size="10pt" officeooo:paragraph-rsid="000954ac" style:font-size-asian="10pt" style:font-size-complex="10pt"/>
    </style:style>
    <style:style style:name="P8" style:family="paragraph" style:parent-style-name="Standard" style:list-style-name="L4">
      <style:text-properties style:font-name="Malgun Gothic" fo:font-size="10pt" officeooo:rsid="000b3fb5" officeooo:paragraph-rsid="000b3fb5" style:font-size-asian="10pt" style:font-size-complex="10pt"/>
    </style:style>
    <style:style style:name="P9" style:family="paragraph" style:parent-style-name="Standard" style:list-style-name="L4">
      <style:text-properties style:font-name="Malgun Gothic" fo:font-size="10pt" officeooo:rsid="000ca6aa" officeooo:paragraph-rsid="000ca6aa" style:font-size-asian="10pt" style:font-size-complex="10pt"/>
    </style:style>
    <style:style style:name="P10" style:family="paragraph" style:parent-style-name="Standard" style:list-style-name="L4">
      <style:text-properties style:font-name="Malgun Gothic" fo:font-size="10pt" officeooo:rsid="000cf251" officeooo:paragraph-rsid="000cf251" style:font-size-asian="10pt" style:font-size-complex="10pt"/>
    </style:style>
    <style:style style:name="P11" style:family="paragraph" style:parent-style-name="Standard" style:list-style-name="L3">
      <style:text-properties style:font-name="Malgun Gothic" fo:font-size="10pt" style:font-size-asian="10pt" style:language-asian="ja" style:country-asian="JP" style:font-size-complex="10pt"/>
    </style:style>
    <style:style style:name="P12" style:family="paragraph" style:parent-style-name="Standard" style:list-style-name="L4">
      <style:text-properties style:font-name="Malgun Gothic" fo:font-size="10pt" style:font-size-asian="10pt" style:language-asian="ja" style:country-asian="JP" style:font-size-complex="10pt"/>
    </style:style>
    <style:style style:name="P13" style:family="paragraph" style:parent-style-name="Standard" style:list-style-name="L3">
      <style:text-properties style:font-name="Malgun Gothic" fo:font-size="10pt" officeooo:rsid="000ca6aa" officeooo:paragraph-rsid="000ca6aa" style:font-size-asian="10pt" style:language-asian="ja" style:country-asian="JP" style:font-size-complex="10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954ac"/>
    </style:style>
    <style:style style:name="T3" style:family="text">
      <style:text-properties officeooo:rsid="000ca6aa"/>
    </style:style>
    <style:style style:name="T4" style:family="text">
      <style:text-properties officeooo:rsid="000cf2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s &amp; their Effects</text:p>
      <text:list xml:id="list5879114213395708629" text:style-name="L1">
        <text:list-item>
          <text:p text:style-name="P3">Attack</text:p>
          <text:list>
            <text:list-item>
              <text:p text:style-name="P3">Aim</text:p>
              <text:list>
                <text:list-item>
                  <text:p text:style-name="P3">Controls chance to hit</text:p>
                </text:list-item>
              </text:list>
            </text:list-item>
            <text:list-item>
              <text:p text:style-name="P3">Attack Power</text:p>
              <text:list>
                <text:list-item>
                  <text:p text:style-name="P3">controls damage dealt</text:p>
                </text:list-item>
              </text:list>
            </text:list-item>
            <text:list-item>
              <text:p text:style-name="P3">Precision</text:p>
              <text:list>
                <text:list-item>
                  <text:p text:style-name="P3">controls armor penetration</text:p>
                </text:list-item>
                <text:list-item>
                  <text:p text:style-name="P3">controls called shot success</text:p>
                </text:list-item>
              </text:list>
            </text:list-item>
          </text:list>
        </text:list-item>
        <text:list-item>
          <text:p text:style-name="P3">Defense</text:p>
          <text:list>
            <text:list-item>
              <text:p text:style-name="P3">Agility</text:p>
              <text:list>
                <text:list-item>
                  <text:p text:style-name="P3">controls chance to dodge</text:p>
                </text:list-item>
                <text:list-item>
                  <text:p text:style-name="P3">controls chance to move called shot to less harmful place</text:p>
                </text:list-item>
              </text:list>
            </text:list-item>
            <text:list-item>
              <text:p text:style-name="P3">Deflection</text:p>
              <text:list>
                <text:list-item>
                  <text:p text:style-name="P3">controls chance to block attack</text:p>
                </text:list-item>
                <text:list-item>
                  <text:p text:style-name="P3">controls chance to cause called shot to hit more armored place</text:p>
                </text:list-item>
              </text:list>
            </text:list-item>
            <text:list-item>
              <text:p text:style-name="P3">Toughness</text:p>
              <text:list>
                <text:list-item>
                  <text:p text:style-name="P3">controls amount of damage reduction</text:p>
                </text:list-item>
              </text:list>
            </text:list-item>
          </text:list>
        </text:list-item>
        <text:list-item>
          <text:p text:style-name="P3">Magic</text:p>
          <text:list>
            <text:list-item>
              <text:p text:style-name="P3">Spirit Power</text:p>
              <text:list>
                <text:list-item>
                  <text:p text:style-name="P3">controls effectiveness of magic</text:p>
                </text:list-item>
              </text:list>
            </text:list-item>
            <text:list-item>
              <text:p text:style-name="P3">Spirit Connectivity</text:p>
              <text:list>
                <text:list-item>
                  <text:p text:style-name="P3">controls efficiency of magic (better rating means less MP used)</text:p>
                </text:list-item>
              </text:list>
            </text:list-item>
            <text:list-item>
              <text:p text:style-name="P3">Self Control</text:p>
              <text:list>
                <text:list-item>
                  <text:p text:style-name="P3">controls general magic resistance (not element based)</text:p>
                </text:list-item>
              </text:list>
            </text:list-item>
          </text:list>
        </text:list-item>
        <text:list-item>
          <text:p text:style-name="P3">Utility</text:p>
          <text:list>
            <text:list-item>
              <text:p text:style-name="P3">IQ</text:p>
              <text:list>
                <text:list-item>
                  <text:p text:style-name="P3">controls learning ability</text:p>
                </text:list-item>
                <text:list-item>
                  <text:p text:style-name="P3">higher score indicates faster xp gain</text:p>
                </text:list-item>
              </text:list>
            </text:list-item>
            <text:list-item>
              <text:p text:style-name="P3">Creativity</text:p>
              <text:list>
                <text:list-item>
                  <text:p text:style-name="P3">controls ability to create</text:p>
                </text:list-item>
                <text:list-item>
                  <text:p text:style-name="P3">higher score means better chance to discover an unknown recipe while crafting</text:p>
                </text:list-item>
              </text:list>
            </text:list-item>
            <text:list-item>
              <text:p text:style-name="P3">Knowledge</text:p>
              <text:list>
                <text:list-item>
                  <text:p text:style-name="P3">indicates current level of knowledge</text:p>
                </text:list-item>
                <text:list-item>
                  <text:p text:style-name="P3">higher score means better chance of learning a recipe by heart when crafting off of a written recipe</text:p>
                </text:list-item>
              </text:list>
            </text:list-item>
          </text:list>
        </text:list-item>
        <text:list-item>
          <text:p text:style-name="P3">NPC Interaction</text:p>
          <text:list>
            <text:list-item>
              <text:p text:style-name="P3">Appearance</text:p>
              <text:list>
                <text:list-item>
                  <text:p text:style-name="P3">controls first impressions with NPCs</text:p>
                  <text:list>
                    <text:list-item>
                      <text:p text:style-name="P3"><text:soft-page-break/>could be faction driven</text:p>
                    </text:list-item>
                    <text:list-item>
                      <text:p text:style-name="P3">could be fashion / style driven</text:p>
                    </text:list-item>
                    <text:list-item>
                      <text:p text:style-name="P3">value of equipped goods taken into account as well</text:p>
                    </text:list-item>
                  </text:list>
                </text:list-item>
              </text:list>
            </text:list-item>
            <text:list-item>
              <text:p text:style-name="P3">Reputation</text:p>
              <text:list>
                <text:list-item>
                  <text:p text:style-name="P3">Friendly vs. Mean</text:p>
                </text:list-item>
              </text:list>
            </text:list-item>
            <text:list-item>
              <text:p text:style-name="P3">Alignment</text:p>
              <text:list>
                <text:list-item>
                  <text:p text:style-name="P3">Good/Evil</text:p>
                </text:list-item>
              </text:list>
            </text:list-item>
          </text:list>
        </text:list-item>
        <text:list-item>
          <text:p text:style-name="P3">Life Force</text:p>
          <text:list>
            <text:list-item>
              <text:p text:style-name="P3">Governs physical health.</text:p>
            </text:list-item>
            <text:list-item>
              <text:p text:style-name="P3">Regular attacks damage mainly Life Force</text:p>
            </text:list-item>
          </text:list>
        </text:list-item>
        <text:list-item>
          <text:p text:style-name="P3">Wits</text:p>
          <text:list>
            <text:list-item>
              <text:p text:style-name="P3">Governs mental health.</text:p>
            </text:list-item>
            <text:list-item>
              <text:p text:style-name="P3">Magical attacks tend to damage Wits</text:p>
            </text:list-item>
          </text:list>
        </text:list-item>
        <text:list-item>
          <text:p text:style-name="P3">Vitality</text:p>
          <text:list>
            <text:list-item>
              <text:p text:style-name="P3">Governs wakefullness and energy</text:p>
            </text:list-item>
            <text:list-item>
              <text:p text:style-name="P3">non-lethal attacks mainly damage Vitality</text:p>
            </text:list-item>
          </text:list>
        </text:list-item>
        <text:list-item>
          <text:p text:style-name="P3">Energy</text:p>
          <text:list>
            <text:list-item>
              <text:p text:style-name="P3">physical</text:p>
              <text:list>
                <text:list-item>
                  <text:p text:style-name="P3">mana pool for physical actions</text:p>
                </text:list-item>
              </text:list>
            </text:list-item>
            <text:list-item>
              <text:p text:style-name="P3">magical</text:p>
              <text:list>
                <text:list-item>
                  <text:p text:style-name="P3">mana pool for magical actions</text:p>
                </text:list-item>
              </text:list>
            </text:list-item>
          </text:list>
        </text:list-item>
      </text:list>
      <text:p text:style-name="P1"/>
      <text:p text:style-name="P1"><text:span text:style-name="T1">Character </text:span>Classes:<text:span text:style-name="T1"> (Professions)</text:span></text:p>
      <text:list xml:id="list5638891477970822069" text:style-name="L2">
        <text:list-item>
          <text:p text:style-name="P4">Soldier</text:p>
        </text:list-item>
        <text:list-item>
          <text:p text:style-name="P4">Mercenary</text:p>
        </text:list-item>
        <text:list-item>
          <text:p text:style-name="P4">Alchemist</text:p>
        </text:list-item>
        <text:list-item>
          <text:p text:style-name="P4">Entomologist</text:p>
        </text:list-item>
        <text:list-item>
          <text:p text:style-name="P4">Botanist</text:p>
        </text:list-item>
        <text:list-item>
          <text:p text:style-name="P4">Miner</text:p>
        </text:list-item>
        <text:list-item>
          <text:p text:style-name="P4">Geologist</text:p>
        </text:list-item>
        <text:list-item>
          <text:p text:style-name="P4">Hunter</text:p>
        </text:list-item>
        <text:list-item>
          <text:p text:style-name="P4">Fisherman</text:p>
        </text:list-item>
        <text:list-item>
          <text:p text:style-name="P4">Lumberjack</text:p>
        </text:list-item>
        <text:list-item>
          <text:p text:style-name="P4">Elementalist (must pick element at character creation)</text:p>
        </text:list-item>
        <text:list-item>
          <text:p text:style-name="P4">Farmer</text:p>
        </text:list-item>
        <text:list-item>
          <text:p text:style-name="P4">Aristocrat</text:p>
        </text:list-item>
        <text:list-item>
          <text:p text:style-name="P4">Peasant</text:p>
        </text:list-item>
        <text:list-item>
          <text:p text:style-name="P4">Chef</text:p>
        </text:list-item>
        <text:list-item>
          <text:p text:style-name="P4">Brewmeister</text:p>
        </text:list-item>
        <text:list-item>
          <text:p text:style-name="P4"><text:soft-page-break/>C<text:span text:style-name="T2">onfectioner</text:span></text:p>
        </text:list-item>
        <text:list-item>
          <text:p text:style-name="P5">Rheologist (Someone who studies fluids) <text:span text:style-name="T3">(... what?)</text:span></text:p>
        </text:list-item>
        <text:list-item>
          <text:p text:style-name="P4">Custom</text:p>
          <text:list>
            <text:list-item>
              <text:p text:style-name="P4">allows for full creation of character</text:p>
            </text:list-item>
            <text:list-item>
              <text:p text:style-name="P4">saves out to file so that it can be used again</text:p>
            </text:list-item>
            <text:list-item>
              <text:p text:style-name="P4">must have unique name</text:p>
            </text:list-item>
            <text:list-item>
              <text:p text:style-name="P4">can be created directly as an input file as well</text:p>
            </text:list-item>
          </text:list>
        </text:list-item>
      </text:list>
      <text:p text:style-name="P1"/>
      <text:p text:style-name="P2">Skills: (with stat tied to) (this is just the initial list, more to be added in future versions)</text:p>
      <text:list xml:id="list6957694032553553299" text:style-name="L3">
        <text:list-item>
          <text:p text:style-name="P11">abilities unlock as skill levels go up</text:p>
          <text:list>
            <text:list-item>
              <text:p text:style-name="P11">could be combo of skills to unlock ability</text:p>
            </text:list-item>
          </text:list>
        </text:list-item>
        <text:list-item>
          <text:p text:style-name="P11">these should be hard coded for now, read in later maybe</text:p>
        </text:list-item>
        <text:list-item>
          <text:p text:style-name="P11">Melee Fighting</text:p>
          <text:list>
            <text:list-item>
              <text:p text:style-name="P11">sword</text:p>
            </text:list-item>
            <text:list-item>
              <text:p text:style-name="P11">ax</text:p>
            </text:list-item>
            <text:list-item>
              <text:p text:style-name="P11">hammer <text:span text:style-name="T3">(similar to ax and pick)</text:span></text:p>
            </text:list-item>
            <text:list-item>
              <text:p text:style-name="P11">pick <text:span text:style-name="T3">(similar to hammer)</text:span></text:p>
            </text:list-item>
            <text:list-item>
              <text:p text:style-name="P11">spear</text:p>
            </text:list-item>
            <text:list-item>
              <text:p text:style-name="P11">dagger <text:span text:style-name="T3">(similar to sword, probably different enough)</text:span></text:p>
            </text:list-item>
            <text:list-item>
              <text:p text:style-name="P11">whip</text:p>
            </text:list-item>
            <text:list-item>
              <text:p text:style-name="P11">unarmed</text:p>
              <text:list>
                <text:list-item>
                  <text:p text:style-name="P11">grabbing</text:p>
                </text:list-item>
                <text:list-item>
                  <text:p text:style-name="P11">punching</text:p>
                </text:list-item>
                <text:list-item>
                  <text:p text:style-name="P11">choking</text:p>
                </text:list-item>
                <text:list-item>
                  <text:p text:style-name="P11">kicking</text:p>
                </text:list-item>
                <text:list-item>
                  <text:p text:style-name="P11">biting</text:p>
                </text:list-item>
                <text:list-item>
                  <text:p text:style-name="P11">dislocating/breaking</text:p>
                </text:list-item>
              </text:list>
            </text:list-item>
          </text:list>
        </text:list-item>
        <text:list-item>
          <text:p text:style-name="P11">Ranged Fighting</text:p>
          <text:list>
            <text:list-item>
              <text:p text:style-name="P11">bow <text:span text:style-name="T3">(fire over obstacles in an arc)</text:span></text:p>
            </text:list-item>
            <text:list-item>
              <text:p text:style-name="P13">crossbow (penetrate small/weak obstacles, long reload time)</text:p>
            </text:list-item>
            <text:list-item>
              <text:p text:style-name="P11">sling</text:p>
              <text:list>
                <text:list-item>
                  <text:p text:style-name="P13">hurling projectiles (alchemical/magic grenades)</text:p>
                </text:list-item>
              </text:list>
            </text:list-item>
            <text:list-item>
              <text:p text:style-name="P11">spear <text:span text:style-name="T3">(overlaps with melee spear skill; call "javelin" instead?)</text:span></text:p>
            </text:list-item>
            <text:list-item>
              <text:p text:style-name="P11">dart</text:p>
            </text:list-item>
            <text:list-item>
              <text:p text:style-name="P11">shuriken <text:span text:style-name="T3">(maybe merge with dart?)</text:span></text:p>
            </text:list-item>
          </text:list>
        </text:list-item>
        <text:list-item>
          <text:p text:style-name="P11">should called shots be abilities? probably yes!</text:p>
        </text:list-item>
        <text:list-item>
          <text:p text:style-name="P11">Defense</text:p>
          <text:list>
            <text:list-item>
              <text:p text:style-name="P11">dodging</text:p>
            </text:list-item>
            <text:list-item>
              <text:p text:style-name="P11">shield</text:p>
            </text:list-item>
            <text:list-item>
              <text:p text:style-name="P11"><text:soft-page-break/>bracer</text:p>
            </text:list-item>
            <text:list-item>
              <text:p text:style-name="P11">armor use</text:p>
            </text:list-item>
            <text:list-item>
              <text:p text:style-name="P11">counter attacking</text:p>
            </text:list-item>
          </text:list>
        </text:list-item>
        <text:list-item>
          <text:p text:style-name="P11">Magic (give sub-categories later, either by spell school or element or both)</text:p>
        </text:list-item>
        <text:list-item>
          <text:p text:style-name="P11">hunting</text:p>
        </text:list-item>
        <text:list-item>
          <text:p text:style-name="P11">mining</text:p>
          <text:list>
            <text:list-item>
              <text:p text:style-name="P11">gemology</text:p>
            </text:list-item>
            <text:list-item>
              <text:p text:style-name="P11">geology</text:p>
            </text:list-item>
          </text:list>
        </text:list-item>
        <text:list-item>
          <text:p text:style-name="P11">herbology</text:p>
        </text:list-item>
        <text:list-item>
          <text:p text:style-name="P11">barter</text:p>
        </text:list-item>
        <text:list-item>
          <text:p text:style-name="P11">speech</text:p>
        </text:list-item>
        <text:list-item>
          <text:p text:style-name="P11">entertaining</text:p>
        </text:list-item>
        <text:list-item>
          <text:p text:style-name="P11">romancing</text:p>
        </text:list-item>
        <text:list-item>
          <text:p text:style-name="P11">farming</text:p>
          <text:list>
            <text:list-item>
              <text:p text:style-name="P11">planting</text:p>
            </text:list-item>
            <text:list-item>
              <text:p text:style-name="P11">tending</text:p>
            </text:list-item>
            <text:list-item>
              <text:p text:style-name="P11">reaping</text:p>
            </text:list-item>
          </text:list>
        </text:list-item>
        <text:list-item>
          <text:p text:style-name="P11">cooking</text:p>
          <text:list>
            <text:list-item>
              <text:p text:style-name="P11">baking</text:p>
            </text:list-item>
            <text:list-item>
              <text:p text:style-name="P11">frying</text:p>
            </text:list-item>
            <text:list-item>
              <text:p text:style-name="P11">boiling</text:p>
            </text:list-item>
            <text:list-item>
              <text:p text:style-name="P11">preparing</text:p>
              <text:list>
                <text:list-item>
                  <text:p text:style-name="P11">various kinds of chopping and mixing</text:p>
                </text:list-item>
              </text:list>
            </text:list-item>
            <text:list-item>
              <text:p text:style-name="P11">canning</text:p>
            </text:list-item>
            <text:list-item>
              <text:p text:style-name="P11">drying</text:p>
            </text:list-item>
          </text:list>
        </text:list-item>
        <text:list-item>
          <text:p text:style-name="P11">smelting</text:p>
        </text:list-item>
        <text:list-item>
          <text:p text:style-name="P11">bow making</text:p>
        </text:list-item>
        <text:list-item>
          <text:p text:style-name="P11">fletching</text:p>
        </text:list-item>
        <text:list-item>
          <text:p text:style-name="P11">fishing</text:p>
        </text:list-item>
        <text:list-item>
          <text:p text:style-name="P11">wood cutting</text:p>
          <text:list>
            <text:list-item>
              <text:p text:style-name="P11">saw</text:p>
            </text:list-item>
            <text:list-item>
              <text:p text:style-name="P11">axe</text:p>
            </text:list-item>
          </text:list>
        </text:list-item>
        <text:list-item>
          <text:p text:style-name="P11">fire starting</text:p>
        </text:list-item>
        <text:list-item>
          <text:p text:style-name="P11">terrain passing</text:p>
          <text:list>
            <text:list-item>
              <text:p text:style-name="P11">dynamically generated as terrain is read in</text:p>
            </text:list-item>
          </text:list>
        </text:list-item>
        <text:list-item>
          <text:p text:style-name="P11">wood carving</text:p>
        </text:list-item>
        <text:list-item>
          <text:p text:style-name="P11">tailoring</text:p>
        </text:list-item>
        <text:list-item>
          <text:p text:style-name="P11">leather working</text:p>
        </text:list-item>
        <text:list-item>
          <text:p text:style-name="P11">tanning</text:p>
        </text:list-item>
        <text:list-item>
          <text:p text:style-name="P11"><text:soft-page-break/>butchering</text:p>
        </text:list-item>
        <text:list-item>
          <text:p text:style-name="P11">skinning</text:p>
        </text:list-item>
        <text:list-item>
          <text:p text:style-name="P11">taxidermy</text:p>
        </text:list-item>
        <text:list-item>
          <text:p text:style-name="P11">carpentry</text:p>
        </text:list-item>
        <text:list-item>
          <text:p text:style-name="P13">fantasy-based skills like chitincraft could apply to making stuff from giant bugs, exorcism might be able to dismiss a haunting spirit so they cease haunting and dissolve into nan or something? <text:span text:style-name="T4">golemy would cover the repairs and reclamation of constructs.</text:span></text:p>
        </text:list-item>
      </text:list>
      <text:p text:style-name="P2"/>
      <text:p text:style-name="P2">Affinities: Damage increases for using certain element types</text:p>
      <text:p text:style-name="P2"/>
      <text:p text:style-name="P1">Player Options</text:p>
      <text:list xml:id="list3974778817792337589" text:style-name="L4">
        <text:list-item>
          <text:p text:style-name="P6">Multiple races</text:p>
          <text:list>
            <text:list-item>
              <text:p text:style-name="P7">perhaps animal, plant, or construct rather than standard fantasy races</text:p>
              <text:list>
                <text:list-item>
                  <text:p text:style-name="P7"><text:span text:style-name="T2">"folksome", "bestial" (including reptiles, dragons, mammals, birds, chimeric hybrids...), "boneless" (invertebrates), "constructed", "spiritual" (angels/demons), "vegetal" (plants)</text:span></text:p>
                </text:list-item>
                <text:list-item>
                  <text:p text:style-name="P9">Professions like Entomologist would be able to understand boneless, while priests could have abilities that affect spiritual creatures. Lumberjack deals extra damage to vegetal creatures.</text:p>
                </text:list-item>
              </text:list>
            </text:list-item>
            <text:list-item>
              <text:p text:style-name="P12">data files for them</text:p>
            </text:list-item>
            <text:list-item>
              <text:p text:style-name="P12">future work, so don't worry about for now</text:p>
            </text:list-item>
            <text:list-item>
              <text:p text:style-name="P6">Should each race exemplify one (14), two (7), or more (?) stats?</text:p>
              <text:list>
                <text:list-item>
                  <text:p text:style-name="P6">Substat exemplification or category exemplification?</text:p>
                </text:list-item>
                <text:list-item>
                  <text:p text:style-name="P6">Each race exemplifies one stat, small bonus in another stat, no penalties.</text:p>
                  <text:list>
                    <text:list-item>
                      <text:p text:style-name="P6">This means at least 14 main races w/subraces perhaps having different small bonuses</text:p>
                    </text:list-item>
                    <text:list-item>
                      <text:p text:style-name="P10">Not all races need to be standard fantasy, even just in human-like "folksome" races. Orcs might have a bond with boneless creatures but be hated by beasts. Elves might have mutual hostility with constructs, leading both to be discouraged from entering cities. Goblins come in bright skin/hair colors but that's purely a distraction -- they differentiate the caste of another goblin by scent, in a way only a Goblin can. Dwarves are an offshoot of giants cursed to be small, which turned out to be an advantage in tunnelling since they're still very strong.</text:p>
                    </text:list-item>
                  </text:list>
                </text:list-item>
                <text:list-item>
                  <text:p text:style-name="P6">Humans as average base line race</text:p>
                  <text:list>
                    <text:list-item>
                      <text:p text:style-name="P12">this means 15 total races including huma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Gender choosable, no stat difference</text:p>
          <text:list>
            <text:list-item>
              <text:p text:style-name="P8">should probably affect pronouns used in text</text:p>
            </text:list-item>
            <text:list-item>
              <text:p text:style-name="P8">may determine story paths for romance option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20:49:33.13</meta:creation-date>
    <dc:date>2017-09-13T02:48:34.935000000</dc:date>
    <meta:editing-duration>P1DT5H42M47S</meta:editing-duration>
    <meta:editing-cycles>19</meta:editing-cycles>
    <meta:generator>LibreOffice/5.2.3.3$Windows_x86 LibreOffice_project/d54a8868f08a7b39642414cf2c8ef2f228f780cf</meta:generator>
    <meta:document-statistic meta:table-count="0" meta:image-count="0" meta:object-count="0" meta:page-count="5" meta:paragraph-count="176" meta:word-count="931" meta:character-count="5141" meta:non-whitespace-character-count="4557"/>
  </office:meta>
</office:document-meta>
</file>